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1.2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20"/>
    <style:style style:name="ce5" style:family="table-cell" style:parent-style-name="Default" style:data-style-name="N12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Gamma</text:p>
          </table:table-cell>
          <table:table-cell table:style-name="Default" table:number-columns-repeated="2"/>
          <table:table-cell table:style-name="ce1" office:value-type="string" calcext:value-type="string">
            <text:p>Fast Neutron</text:p>
          </table:table-cell>
          <table:table-cell table:number-columns-repeated="2"/>
          <table:table-cell table:style-name="ce1" office:value-type="string" calcext:value-type="string">
            <text:p>Thermal Neutron</text:p>
          </table:table-cell>
          <table:table-cell/>
        </table:table-row>
        <table:table-row table:style-name="ro2">
          <table:table-cell table:style-name="ce2" office:value-type="string" calcext:value-type="string">
            <text:p>Time (ns)</text:p>
          </table:table-cell>
          <table:table-cell table:style-name="ce2" office:value-type="string" calcext:value-type="string">
            <text:p>Intensity Relative to Peak</text:p>
          </table:table-cell>
          <table:table-cell table:style-name="Default"/>
          <table:table-cell table:style-name="ce2" office:value-type="string" calcext:value-type="string">
            <text:p>Time (ns)</text:p>
          </table:table-cell>
          <table:table-cell table:style-name="ce2" office:value-type="string" calcext:value-type="string">
            <text:p>Intensity Relative to Peak</text:p>
          </table:table-cell>
          <table:table-cell/>
          <table:table-cell table:style-name="ce2" office:value-type="string" calcext:value-type="string">
            <text:p>Time (ns)</text:p>
          </table:table-cell>
          <table:table-cell table:style-name="ce2" office:value-type="string" calcext:value-type="string">
            <text:p>Intensity Relative to Pea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1" calcext:value-type="float">
            <text:p>1.000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4" office:value-type="float" office:value="1" calcext:value-type="float">
            <text:p>1.0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float" office:value="0.54" calcext:value-type="float">
            <text:p>0.540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ce4" office:value-type="float" office:value="0.54" calcext:value-type="float">
            <text:p>0.54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" office:value-type="float" office:value="0.54" calcext:value-type="float">
            <text:p>0.5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0.11" calcext:value-type="float">
            <text:p>0.110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ce4" office:value-type="float" office:value="0.18" calcext:value-type="float">
            <text:p>0.18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4" office:value-type="float" office:value="0.21" calcext:value-type="float">
            <text:p>0.2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float" office:value="0.01" calcext:value-type="float">
            <text:p>0.010</text:p>
          </table:table-cell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ce4" office:value-type="float" office:value="0.11" calcext:value-type="float">
            <text:p>0.11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float" office:value="0.14" calcext:value-type="float">
            <text:p>0.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float" office:value="0.001" calcext:value-type="float">
            <text:p>0.001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ce4" office:value-type="float" office:value="0.06" calcext:value-type="float">
            <text:p>0.060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office:value-type="float" office:value="0.11" calcext:value-type="float">
            <text:p>0.110</text:p>
          </table:table-cell>
        </table:table-row>
        <table:table-row table:style-name="ro1">
          <table:table-cell office:value-type="string" calcext:value-type="string">
            <text:p>Normalization</text:p>
          </table:table-cell>
          <table:table-cell table:style-name="Default" table:formula="of:=SUM([.B3:.B8])" office:value-type="float" office:value="1.661" calcext:value-type="float">
            <text:p>1.661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style-name="ce4" office:value-type="float" office:value="0.04" calcext:value-type="float">
            <text:p>0.040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.1" calcext:value-type="float">
            <text:p>0.10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60" calcext:value-type="float">
            <text:p>60</text:p>
          </table:table-cell>
          <table:table-cell table:style-name="ce4" office:value-type="float" office:value="0.035" calcext:value-type="float">
            <text:p>0.035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4" office:value-type="float" office:value="0.09" calcext:value-type="float">
            <text:p>0.09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70" calcext:value-type="float">
            <text:p>70</text:p>
          </table:table-cell>
          <table:table-cell table:style-name="ce4" office:value-type="float" office:value="0.03" calcext:value-type="float">
            <text:p>0.030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4" office:value-type="float" office:value="0.085" calcext:value-type="float">
            <text:p>0.085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80" calcext:value-type="float">
            <text:p>80</text:p>
          </table:table-cell>
          <table:table-cell table:style-name="ce4" office:value-type="float" office:value="0.025" calcext:value-type="float">
            <text:p>0.025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0.075" calcext:value-type="float">
            <text:p>0.075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90" calcext:value-type="float">
            <text:p>90</text:p>
          </table:table-cell>
          <table:table-cell table:style-name="ce4" office:value-type="float" office:value="0.02" calcext:value-type="float">
            <text:p>0.020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4" office:value-type="float" office:value="0.07" calcext:value-type="float">
            <text:p>0.07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style-name="ce4" office:value-type="float" office:value="0.015" calcext:value-type="float">
            <text:p>0.01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" office:value-type="float" office:value="0.06" calcext:value-type="float">
            <text:p>0.060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Normalization</text:p>
          </table:table-cell>
          <table:table-cell table:formula="of:=SUM([.E3:.E14])" office:value-type="float" office:value="2.055" calcext:value-type="float">
            <text:p>2.055</text:p>
          </table:table-cell>
          <table:table-cell/>
          <table:table-cell office:value-type="string" calcext:value-type="string">
            <text:p>Normalization</text:p>
          </table:table-cell>
          <table:table-cell table:formula="of:=SUM([.H3:.H14])" office:value-type="float" office:value="2.48" calcext:value-type="float">
            <text:p>2.48</text:p>
          </table:table-cell>
        </table:table-row>
        <table:table-row table:style-name="ro3" table:number-rows-repeated="2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PDF's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>
            <text:p>Time (ns)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Fast Neutron</text:p>
          </table:table-cell>
          <table:table-cell table:style-name="ce2" office:value-type="string" calcext:value-type="string">
            <text:p>Thermal Neutro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/[.B$9]" office:value-type="float" office:value="0" calcext:value-type="float">
            <text:p>0.0000</text:p>
          </table:table-cell>
          <table:table-cell table:formula="of:=[.E3]/[.E$15]" office:value-type="float" office:value="0" calcext:value-type="float">
            <text:p>0.0000</text:p>
          </table:table-cell>
          <table:table-cell table:formula="of:=[.H3]/[.H$15]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/[.B$9]" office:value-type="float" office:value="0.602046959662854" calcext:value-type="float">
            <text:p>0.6020</text:p>
          </table:table-cell>
          <table:table-cell table:formula="of:=[.E4]/[.E$15]" office:value-type="float" office:value="0.48661800486618" calcext:value-type="float">
            <text:p>0.4866</text:p>
          </table:table-cell>
          <table:table-cell table:formula="of:=[.H4]/[.H$15]" office:value-type="float" office:value="0.403225806451613" calcext:value-type="float">
            <text:p>0.403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5]/[.B$9]" office:value-type="float" office:value="0.325105358217941" calcext:value-type="float">
            <text:p>0.3251</text:p>
          </table:table-cell>
          <table:table-cell table:formula="of:=[.E5]/[.E$15]" office:value-type="float" office:value="0.262773722627737" calcext:value-type="float">
            <text:p>0.2628</text:p>
          </table:table-cell>
          <table:table-cell table:formula="of:=[.H5]/[.H$15]" office:value-type="float" office:value="0.217741935483871" calcext:value-type="float">
            <text:p>0.217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6]/[.B$9]" office:value-type="float" office:value="0.0662251655629139" calcext:value-type="float">
            <text:p>0.0662</text:p>
          </table:table-cell>
          <table:table-cell table:formula="of:=[.E6]/[.E$15]" office:value-type="float" office:value="0.0875912408759124" calcext:value-type="float">
            <text:p>0.0876</text:p>
          </table:table-cell>
          <table:table-cell table:formula="of:=[.H6]/[.H$15]" office:value-type="float" office:value="0.0846774193548387" calcext:value-type="float">
            <text:p>0.084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7]/[.B$9]" office:value-type="float" office:value="0.00602046959662854" calcext:value-type="float">
            <text:p>0.0060</text:p>
          </table:table-cell>
          <table:table-cell table:formula="of:=[.E7]/[.E$15]" office:value-type="float" office:value="0.0535279805352798" calcext:value-type="float">
            <text:p>0.0535</text:p>
          </table:table-cell>
          <table:table-cell table:formula="of:=[.H7]/[.H$15]" office:value-type="float" office:value="0.0564516129032258" calcext:value-type="float">
            <text:p>0.056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8]/[.B$9]" office:value-type="float" office:value="0.000602046959662854" calcext:value-type="float">
            <text:p>0.0006</text:p>
          </table:table-cell>
          <table:table-cell table:formula="of:=[.E8]/[.E$15]" office:value-type="float" office:value="0.0291970802919708" calcext:value-type="float">
            <text:p>0.0292</text:p>
          </table:table-cell>
          <table:table-cell table:formula="of:=[.H8]/[.H$15]" office:value-type="float" office:value="0.0443548387096774" calcext:value-type="float">
            <text:p>0.044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00</text:p>
          </table:table-cell>
          <table:table-cell table:formula="of:=[.E9]/[.E$15]" office:value-type="float" office:value="0.0194647201946472" calcext:value-type="float">
            <text:p>0.0195</text:p>
          </table:table-cell>
          <table:table-cell table:formula="of:=[.H9]/[.H$15]" office:value-type="float" office:value="0.0403225806451613" calcext:value-type="float">
            <text:p>0.040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.0000</text:p>
          </table:table-cell>
          <table:table-cell table:formula="of:=[.E10]/[.E$15]" office:value-type="float" office:value="0.0170316301703163" calcext:value-type="float">
            <text:p>0.0170</text:p>
          </table:table-cell>
          <table:table-cell table:formula="of:=[.H10]/[.H$15]" office:value-type="float" office:value="0.0362903225806452" calcext:value-type="float">
            <text:p>0.036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.0000</text:p>
          </table:table-cell>
          <table:table-cell table:formula="of:=[.E11]/[.E$15]" office:value-type="float" office:value="0.0145985401459854" calcext:value-type="float">
            <text:p>0.0146</text:p>
          </table:table-cell>
          <table:table-cell table:formula="of:=[.H11]/[.H$15]" office:value-type="float" office:value="0.0342741935483871" calcext:value-type="float">
            <text:p>0.034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00</text:p>
          </table:table-cell>
          <table:table-cell table:formula="of:=[.E12]/[.E$15]" office:value-type="float" office:value="0.0121654501216545" calcext:value-type="float">
            <text:p>0.0122</text:p>
          </table:table-cell>
          <table:table-cell table:formula="of:=[.H12]/[.H$15]" office:value-type="float" office:value="0.030241935483871" calcext:value-type="float">
            <text:p>0.030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.0000</text:p>
          </table:table-cell>
          <table:table-cell table:formula="of:=[.E13]/[.E$15]" office:value-type="float" office:value="0.0097323600973236" calcext:value-type="float">
            <text:p>0.0097</text:p>
          </table:table-cell>
          <table:table-cell table:formula="of:=[.H13]/[.H$15]" office:value-type="float" office:value="0.0282258064516129" calcext:value-type="float">
            <text:p>0.028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00</text:p>
          </table:table-cell>
          <table:table-cell table:formula="of:=[.E14]/[.E$15]" office:value-type="float" office:value="0.0072992700729927" calcext:value-type="float">
            <text:p>0.0073</text:p>
          </table:table-cell>
          <table:table-cell table:formula="of:=[.H14]/[.H$15]" office:value-type="float" office:value="0.0241935483870968" calcext:value-type="float">
            <text:p>0.0242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CDF's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2" office:value-type="string" calcext:value-type="string">
            <text:p>Time (ns)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Fast Neutron</text:p>
          </table:table-cell>
          <table:table-cell table:style-name="ce2" office:value-type="string" calcext:value-type="string">
            <text:p>Thermal Neutro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.0000</text:p>
          </table:table-cell>
          <table:table-cell table:formula="of:=[.C20]" office:value-type="float" office:value="0" calcext:value-type="float">
            <text:p>0.0000</text:p>
          </table:table-cell>
          <table:table-cell table:formula="of:=[.D20]" office:value-type="float" office:value="0" calcext:value-type="float">
            <text:p>0.00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0]+[.B21]" office:value-type="float" office:value="0.602046959662854" calcext:value-type="float">
            <text:p>0.6020</text:p>
          </table:table-cell>
          <table:table-cell table:formula="of:=[.C20]+[.C21]" office:value-type="float" office:value="0.48661800486618" calcext:value-type="float">
            <text:p>0.4866</text:p>
          </table:table-cell>
          <table:table-cell table:formula="of:=[.D20]+[.D21]" office:value-type="float" office:value="0.403225806451613" calcext:value-type="float">
            <text:p>0.403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B20:.B22])" office:value-type="float" office:value="0.927152317880795" calcext:value-type="float">
            <text:p>0.9272</text:p>
          </table:table-cell>
          <table:table-cell table:formula="of:=SUM([.C20:.C22])" office:value-type="float" office:value="0.749391727493917" calcext:value-type="float">
            <text:p>0.7494</text:p>
          </table:table-cell>
          <table:table-cell table:formula="of:=SUM([.D20:.D22])" office:value-type="float" office:value="0.620967741935484" calcext:value-type="float">
            <text:p>0.62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B20:.B23])" office:value-type="float" office:value="0.993377483443708" calcext:value-type="float">
            <text:p>0.9934</text:p>
          </table:table-cell>
          <table:table-cell table:formula="of:=SUM([.C20:.C23])" office:value-type="float" office:value="0.83698296836983" calcext:value-type="float">
            <text:p>0.8370</text:p>
          </table:table-cell>
          <table:table-cell table:formula="of:=SUM([.D20:.D23])" office:value-type="float" office:value="0.705645161290323" calcext:value-type="float">
            <text:p>0.705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B20:.B24])" office:value-type="float" office:value="0.999397953040337" calcext:value-type="float">
            <text:p>0.9994</text:p>
          </table:table-cell>
          <table:table-cell table:formula="of:=SUM([.C20:.C24])" office:value-type="float" office:value="0.89051094890511" calcext:value-type="float">
            <text:p>0.8905</text:p>
          </table:table-cell>
          <table:table-cell table:formula="of:=SUM([.D20:.D24])" office:value-type="float" office:value="0.762096774193548" calcext:value-type="float">
            <text:p>0.762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B20:.B25])" office:value-type="float" office:value="1" calcext:value-type="float">
            <text:p>1.0000</text:p>
          </table:table-cell>
          <table:table-cell table:formula="of:=SUM([.C20:.C25])" office:value-type="float" office:value="0.91970802919708" calcext:value-type="float">
            <text:p>0.9197</text:p>
          </table:table-cell>
          <table:table-cell table:formula="of:=SUM([.D20:.D25])" office:value-type="float" office:value="0.806451612903226" calcext:value-type="float">
            <text:p>0.806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B20:.B26])" office:value-type="float" office:value="1" calcext:value-type="float">
            <text:p>1.0000</text:p>
          </table:table-cell>
          <table:table-cell table:formula="of:=SUM([.C20:.C26])" office:value-type="float" office:value="0.939172749391728" calcext:value-type="float">
            <text:p>0.9392</text:p>
          </table:table-cell>
          <table:table-cell table:formula="of:=SUM([.D20:.D26])" office:value-type="float" office:value="0.846774193548387" calcext:value-type="float">
            <text:p>0.846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UM([.B20:.B27])" office:value-type="float" office:value="1" calcext:value-type="float">
            <text:p>1.0000</text:p>
          </table:table-cell>
          <table:table-cell table:formula="of:=SUM([.C20:.C27])" office:value-type="float" office:value="0.956204379562044" calcext:value-type="float">
            <text:p>0.9562</text:p>
          </table:table-cell>
          <table:table-cell table:formula="of:=SUM([.D20:.D27])" office:value-type="float" office:value="0.883064516129032" calcext:value-type="float">
            <text:p>0.883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UM([.B20:.B28])" office:value-type="float" office:value="1" calcext:value-type="float">
            <text:p>1.0000</text:p>
          </table:table-cell>
          <table:table-cell table:formula="of:=SUM([.C20:.C28])" office:value-type="float" office:value="0.970802919708029" calcext:value-type="float">
            <text:p>0.9708</text:p>
          </table:table-cell>
          <table:table-cell table:formula="of:=SUM([.D20:.D28])" office:value-type="float" office:value="0.917338709677419" calcext:value-type="float">
            <text:p>0.917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UM([.B20:.B29])" office:value-type="float" office:value="1" calcext:value-type="float">
            <text:p>1.0000</text:p>
          </table:table-cell>
          <table:table-cell table:formula="of:=SUM([.C20:.C29])" office:value-type="float" office:value="0.982968369829684" calcext:value-type="float">
            <text:p>0.9830</text:p>
          </table:table-cell>
          <table:table-cell table:formula="of:=SUM([.D20:.D29])" office:value-type="float" office:value="0.94758064516129" calcext:value-type="float">
            <text:p>0.947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UM([.B20:.B30])" office:value-type="float" office:value="1" calcext:value-type="float">
            <text:p>1.0000</text:p>
          </table:table-cell>
          <table:table-cell table:formula="of:=SUM([.C20:.C30])" office:value-type="float" office:value="0.992700729927007" calcext:value-type="float">
            <text:p>0.9927</text:p>
          </table:table-cell>
          <table:table-cell table:formula="of:=SUM([.D20:.D30])" office:value-type="float" office:value="0.975806451612903" calcext:value-type="float">
            <text:p>0.975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UM([.B20:.B31])" office:value-type="float" office:value="1" calcext:value-type="float">
            <text:p>1.0000</text:p>
          </table:table-cell>
          <table:table-cell table:formula="of:=SUM([.C20:.C31])" office:value-type="float" office:value="1" calcext:value-type="float">
            <text:p>1.0000</text:p>
          </table:table-cell>
          <table:table-cell table:formula="of:=SUM([.D20:.D31])" office:value-type="float" office:value="1" calcext:value-type="float">
            <text:p>1.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</meta:initial-creator>
    <meta:creation-date>2015-04-14T15:17:30.566513524</meta:creation-date>
    <dc:date>2015-04-14T16:54:54.795752830</dc:date>
    <dc:creator>Zach </dc:creator>
    <meta:editing-duration>PT1H35M45S</meta:editing-duration>
    <meta:editing-cycles>13</meta:editing-cycles>
    <meta:generator>LibreOffice/4.1.3.2$Linux_X86_64 LibreOffice_project/410m0$Build-2</meta:generator>
    <meta:document-statistic meta:table-count="1" meta:cell-count="181" meta:object-count="0"/>
  </office:meta>
</office:document-meta>
</file>